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0A00000091DF585C36C385BB5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.134cm" svg:x="0.963cm" svg:y="13.771cm">
          <draw:image xlink:href="Pictures/100000000000050A00000091DF585C36C385BB5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19:40.129971967</meta:creation-date>
    <dc:date>2018-02-08T11:20:04.865519702</dc:date>
    <meta:editing-duration>PT2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